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1cm" svg:height="1cm" svg:x="1.25cm" svg:y="1.25cm">
          <draw:text-box>
            <text:p>Page 1 – Title</text:p>
          </draw:text-box>
        </draw:frame>
        <draw:frame draw:style-name="gr1" draw:text-style-name="P1" draw:layer="layout" svg:width="10cm" svg:height="1cm" svg:x="9.75cm" svg:y="7.5cm">
          <draw:text-box>
            <text:p>EvoCar – Car Battle Arena</text:p>
          </draw:text-box>
        </draw:frame>
      </draw:page>
      <draw:page draw:name="page2" draw:style-name="dp1" draw:master-page-name="Padrão">
        <draw:frame draw:style-name="gr2" draw:text-style-name="P1" draw:layer="layout" svg:width="21.25cm" svg:height="1.673cm" svg:x="1.25cm" svg:y="1.25cm">
          <draw:text-box>
            <text:p>Page 2 – Basic Tokenomics</text:p>
          </draw:text-box>
        </draw:frame>
      </draw:page>
      <draw:page draw:name="page3" draw:style-name="dp1" draw:master-page-name="Padrão">
        <draw:frame draw:style-name="gr1" draw:text-style-name="P1" draw:layer="layout" svg:width="11cm" svg:height="1cm" svg:x="1.25cm" svg:y="1.25cm">
          <draw:text-box>
            <text:p>Page 3 – Marketplace</text:p>
          </draw:text-box>
        </draw:frame>
      </draw:page>
      <draw:page draw:name="page4" draw:style-name="dp1" draw:master-page-name="Padrão">
        <draw:frame draw:style-name="gr2" draw:text-style-name="P1" draw:layer="layout" svg:width="13.5cm" svg:height="1.673cm" svg:x="1.25cm" svg:y="1.25cm">
          <draw:text-box>
            <text:p>Page 4 – Car Keys – <text:s/>NFT Lootbox system</text:p>
          </draw:text-box>
        </draw:frame>
      </draw:page>
      <draw:page draw:name="page5" draw:style-name="dp1" draw:master-page-name="Padrão">
        <draw:frame draw:style-name="gr2" draw:text-style-name="P1" draw:layer="layout" svg:width="13.5cm" svg:height="1.673cm" svg:x="1.25cm" svg:y="1.25cm">
          <draw:text-box>
            <text:p>Page 5 – Player Generated Content</text:p>
          </draw:text-box>
        </draw:frame>
      </draw:page>
      <draw:page draw:name="page6" draw:style-name="dp1" draw:master-page-name="Padrão">
        <draw:frame draw:style-name="gr1" draw:text-style-name="P1" draw:layer="layout" svg:width="11cm" svg:height="1cm" svg:x="1.25cm" svg:y="1.25cm">
          <draw:text-box>
            <text:p>Page 5 – Dynamic Rewards Pool</text:p>
          </draw:text-box>
        </draw:frame>
      </draw:page>
      <draw:page draw:name="page7" draw:style-name="dp1" draw:master-page-name="Padrão">
        <draw:frame draw:style-name="gr3" draw:text-style-name="P1" draw:layer="layout" svg:width="24cm" svg:height="5.939cm" svg:x="1.25cm" svg:y="1.25cm">
          <draw:text-box>
            <text:p>Page 5 – Real World Rewards</text:p>
            <text:p/>
            <text:p>- The player can buy “Print On Demand” products based on the player’s exclusive NFTs: car seat covers, car sun shades, car mats, steering wheel covers, license plates, license plate covers, etc.</text:p>
            <text:p/>
            <text:p>- PIXMoving/NEV vehicles – ..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0T16:44:33.181000000</dc:date>
    <meta:editing-duration>PT1H6M46S</meta:editing-duration>
    <meta:editing-cycles>4</meta:editing-cycles>
    <meta:generator>LibreOffice/7.3.6.2$Windows_X86_64 LibreOffice_project/c28ca90fd6e1a19e189fc16c05f8f8924961e12e</meta:generator>
    <meta:document-statistic meta:object-count="8"/>
  </office:meta>
</office:document-meta>
</file>